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list-style-name="WWNum2">
      <style:paragraph-properties fo:margin-left="0.75in" fo:margin-right="0in" fo:margin-top="0in" fo:margin-bottom="0.111in" loext:contextual-spacing="false" fo:line-height="100%" fo:text-indent="-0.25in" style:auto-text-indent="false"/>
    </style:style>
    <style:style style:name="P5" style:family="paragraph" style:parent-style-name="Standard">
      <style:paragraph-properties fo:margin-top="0in" fo:margin-bottom="0.111in" loext:contextual-spacing="false" fo:line-height="100%"/>
    </style:style>
    <style:style style:name="P6" style:family="paragraph" style:parent-style-name="Standard">
      <style:paragraph-properties fo:margin-top="0in" fo:margin-bottom="0.111in" loext:contextual-spacing="false" fo:line-height="100%"/>
      <style:text-properties style:font-name="Calibri" fo:font-size="12pt" style:font-name-asian="Calibri2" style:font-size-asian="12pt" style:font-name-complex="Calibri2" style:font-size-complex="12pt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style:font-name="Calibri" fo:font-size="12pt" style:font-name-asian="Calibri2" style:font-size-asian="12pt" style:font-name-complex="Calibri2" style:font-size-complex="12pt"/>
    </style:style>
    <style:style style:name="T2" style:family="text"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T3" style:family="text">
      <style:text-properties style:font-name="Calibri" fo:font-size="12pt" fo:font-style="italic" style:font-name-asian="Calibri2" style:font-size-asian="12pt" style:font-style-asian="italic" style:font-name-complex="Calibri2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ATEGORIZZAZIONE SEMANTICA per immagini: </text:p>
      <text:p text:style-name="Standard"/>
      <text:p text:style-name="P2"><text:span text:style-name="T1">Ogni livello prevede 5 categorizzazioni (ad es. categoria: abbigliamento) ; </text:span></text:p>
      <text:p text:style-name="P2"><text:span text:style-name="T1">Ogni categorizzazione prevede 5 distrattori e 5 target e ha un punteggio che va da 0 a 10 (hanno punteggio anche i distrattori correttamente non inclusi); il punteggio totale sarà dato dalla somma dei punteggi alle cinque categorizzazioni diviso 5, in modo tale da avere un punteggio globale da 0 a 10; </text:span></text:p>
      <text:p text:style-name="P2"><text:span text:style-name="T1">Il primo livello ha un cue contestualizzato (cesto con oggetti della stessa categoria), il secondo e il terzo no;</text:span></text:p>
      <text:p text:style-name="P2"><text:span text:style-name="T1">Tra il secondo e il terzo varia soprattutto la vicinanza semantica e la specificità di categoria;</text:span></text:p>
      <text:p text:style-name="P2"><text:span text:style-name="T1">Ogni livello avrà al centro un contenitore diverso: per il primo livello il cesto, il secondo la <text:s/>scatola, il terzo il sacco. </text:span></text:p>
      <text:list xml:id="list2400878835" text:style-name="WWNum2">
        <text:list-item>
          <text:p text:style-name="P4"><text:span text:style-name="T2">ISTRUZIONI (primo livello):</text:span></text:p>
        </text:list-item>
      </text:list>
      <text:p text:style-name="P5"><text:span text:style-name="T1">ISTRUZIONI a apice</text:span></text:p>
      <text:p text:style-name="P5"><text:span text:style-name="T1">Sotto “Ora vedrà una cesta piena di oggetti che appartengono alla stessa categoria.</text:span></text:p>
      <text:p text:style-name="P5"><text:span text:style-name="T1">Attorno, ci saranno altri oggetti sparsi.</text:span></text:p>
      <text:p text:style-name="P5"><text:span text:style-name="T1">Dovrà sceglierne 5 da aggiungere alla cesta che appartengono alla stessa categoria, lasciando fuori quelli che non centrano.</text:span></text:p>
      <text:p text:style-name="P5"><text:span text:style-name="T1">Sotto “Prema qui per continuare” “Prema qui per essere ricontattato”</text:span></text:p>
      <text:p text:style-name="P6"/>
      <text:p text:style-name="P5"><text:span text:style-name="T1">Schermata successiva, quella già con la cesta:</text:span></text:p>
      <text:p text:style-name="P5"><text:span text:style-name="T1">Sopra: Cosa manca?</text:span></text:p>
      <text:p text:style-name="P5"><text:span text:style-name="T1">In mezzo la cesta, attorno gli oggetti</text:span></text:p>
      <text:p text:style-name="P5"><text:span text:style-name="T1">E sotto: “Prema con il tasto sinistro del mouse sugli oggetti della stessa categoria.</text:span></text:p>
      <text:p text:style-name="P5"><text:span text:style-name="T1">Mancano X elementi da inserire”</text:span></text:p>
      <text:list xml:id="list62656865621861" text:continue-numbering="true" text:style-name="WWNum2">
        <text:list-item>
          <text:p text:style-name="P4"><text:span text:style-name="T2">ISTRUZIONI (secondo e terzo livello):</text:span></text:p>
        </text:list-item>
      </text:list>
      <text:p text:style-name="P5"><text:soft-page-break/><text:span text:style-name="T1">ISTRUZIONI a apice</text:span></text:p>
      <text:p text:style-name="P5"><text:span text:style-name="T1">Sotto “Ora vedrà una </text:span><text:span text:style-name="T3">scatola-sacco</text:span><text:span text:style-name="T1"> vuota.</text:span></text:p>
      <text:p text:style-name="P5"><text:span text:style-name="T1">Attorno, ci saranno diversi oggetti sparsi.</text:span></text:p>
      <text:p text:style-name="P5"><text:span text:style-name="T1">Dovrà sceglierne 5 da mettere nella scatola-sacco che appartengono alla stessa categoria, lasciando fuori quelli che non centrano.</text:span></text:p>
      <text:p text:style-name="P5"><text:span text:style-name="T1">Sotto “Prema qui per continuare” “Prema qui per essere ricontattato”</text:span></text:p>
      <text:p text:style-name="P6"/>
      <text:p text:style-name="P5"><text:span text:style-name="T1">Schermata successiva, quella già con la scatola o il sacco vuoto:</text:span></text:p>
      <text:p text:style-name="P5"><text:span text:style-name="T1">In mezzo la scatola o il sacco, attorno gli oggetti</text:span></text:p>
      <text:p text:style-name="P5"><text:span text:style-name="T1">E sotto: “Prema con il tasto sinistro del mouse sugli oggetti della stessa categoria.</text:span></text:p>
      <text:p text:style-name="P5"><text:span text:style-name="T1">Mancano X elementi da inserire”</text:span></text:p>
      <text:p text:style-name="Standard"/>
      <text:p text:style-name="Standard"/>
      <text:p text:style-name="Standard"/>
      <text:p text:style-name="Standard">CATEGORIE SEMANTICHE E IMMAGINI DA INSERIRE</text:p>
      <text:p text:style-name="Standard"/>
      <text:p text:style-name="Standard"><text:span text:style-name="T6">1° LIVELLO DI DIFFICOLTÀ</text:span></text:p>
      <text:p text:style-name="Standard"/>
      <text:p text:style-name="Standard">Categoria <text:span text:style-name="T7">ABBIGLIAMENTO</text:span></text:p>
      <text:p text:style-name="Standard"/>
      <text:p text:style-name="Standard">Nel cesto si vedono PANTALONI e BERRETTO. </text:p>
      <text:p text:style-name="Standard"/>
      <text:p text:style-name="Standard"><text:soft-page-break/>Stimoli target: </text:p>
      <text:list xml:id="list1600288836" text:style-name="WWNum6">
        <text:list-item>
          <text:p text:style-name="P7">MAGLIONE</text:p>
        </text:list-item>
        <text:list-item>
          <text:p text:style-name="P7">MUTANDE</text:p>
        </text:list-item>
        <text:list-item>
          <text:p text:style-name="P7">GUANTI</text:p>
        </text:list-item>
        <text:list-item>
          <text:p text:style-name="P7">T-SHIRT</text:p>
        </text:list-item>
        <text:list-item>
          <text:p text:style-name="P7">SCIARPA</text:p>
        </text:list-item>
      </text:list>
      <text:p text:style-name="Standard"/>
      <text:p text:style-name="Standard">gli stimoli non-target devono essere oggetti casuali che non c’entrano nulla con la categoria di riferimento. </text:p>
      <text:p text:style-name="Standard"/>
      <text:p text:style-name="Standard"/>
      <text:p text:style-name="Standard">Categoria <text:span text:style-name="T7">ABBIGLIAMENTO (versione 2)</text:span></text:p>
      <text:p text:style-name="Standard"/>
      <text:p text:style-name="Standard">Nel cesto si vedono MAGLIONE e MUTANDE. </text:p>
      <text:p text:style-name="Standard"/>
      <text:p text:style-name="Standard">stimoli target: </text:p>
      <text:list xml:id="list2438452948" text:style-name="WWNum1">
        <text:list-item>
          <text:p text:style-name="P8">PANTALONI</text:p>
        </text:list-item>
        <text:list-item>
          <text:p text:style-name="P8">CALZINI</text:p>
        </text:list-item>
        <text:list-item>
          <text:p text:style-name="P8">COSTUME DA BAGNO</text:p>
        </text:list-item>
        <text:list-item>
          <text:p text:style-name="P8">PIGIAMA </text:p>
        </text:list-item>
        <text:list-item>
          <text:p text:style-name="P8">CANNOTTIERA</text:p>
        </text:list-item>
      </text:list>
      <text:p text:style-name="P13"/>
      <text:p text:style-name="Standard"><text:soft-page-break/>gli stimoli non-target devono essere oggetti casuali che non c’entrano nulla con la categoria di riferimento. </text:p>
      <text:p text:style-name="Standard"/>
      <text:p text:style-name="Standard"/>
      <text:p text:style-name="Standard"/>
      <text:p text:style-name="Standard"/>
      <text:p text:style-name="Standard">Categoria <text:span text:style-name="T7">FIORI</text:span></text:p>
      <text:p text:style-name="Standard"/>
      <text:p text:style-name="Standard">Nel cesto si vedono MARGHERITA e TULIPANO. </text:p>
      <text:p text:style-name="Standard"/>
      <text:p text:style-name="Standard">stimoli target: </text:p>
      <text:list xml:id="list3527206156" text:style-name="WWNum4">
        <text:list-item>
          <text:p text:style-name="P9">VIOLA</text:p>
        </text:list-item>
        <text:list-item>
          <text:p text:style-name="P9">GIRASOLE</text:p>
        </text:list-item>
        <text:list-item>
          <text:p text:style-name="P9">ORCHIDEA</text:p>
        </text:list-item>
        <text:list-item>
          <text:p text:style-name="P9">GAROFANO</text:p>
        </text:list-item>
        <text:list-item>
          <text:p text:style-name="P9">ROSA</text:p>
        </text:list-item>
      </text:list>
      <text:p text:style-name="P13"/>
      <text:p text:style-name="Standard">gli stimoli non-target devono essere oggetti casuali che non c’entrano nulla con la categoria di riferimento. </text:p>
      <text:p text:style-name="Standard"/>
      <text:p text:style-name="Standard">Categoria <text:span text:style-name="T7">FIORI (versione 2)</text:span></text:p>
      <text:p text:style-name="Standard"/>
      <text:p text:style-name="Standard">Nel cesto si vedono GIRASOLE e CALLE. </text:p>
      <text:p text:style-name="Standard"><text:soft-page-break/></text:p>
      <text:p text:style-name="Standard">stimoli target: </text:p>
      <text:list xml:id="list4064501302" text:style-name="WWNum5">
        <text:list-item>
          <text:p text:style-name="P10">GERANIO</text:p>
        </text:list-item>
        <text:list-item>
          <text:p text:style-name="P10">GERBERA</text:p>
        </text:list-item>
        <text:list-item>
          <text:p text:style-name="P10">CICLAMINO</text:p>
        </text:list-item>
        <text:list-item>
          <text:p text:style-name="P10">ROSA</text:p>
        </text:list-item>
        <text:list-item>
          <text:p text:style-name="P10">TULIPANO</text:p>
        </text:list-item>
      </text:list>
      <text:p text:style-name="Standard">gli stimoli non-target devono essere oggetti casuali che non c’entrano nulla con la categoria di riferimento. </text:p>
      <text:p text:style-name="Standard"/>
      <text:p text:style-name="Standard"/>
      <text:p text:style-name="Standard">Categoria <text:span text:style-name="T7">ALIMENTI</text:span></text:p>
      <text:p text:style-name="Standard"/>
      <text:p text:style-name="Standard">Nel cesto si vedono BISTECCA e PASTA. </text:p>
      <text:p text:style-name="Standard"/>
      <text:p text:style-name="Standard">stimoli target: </text:p>
      <text:list xml:id="list3803391168" text:style-name="WWNum3">
        <text:list-item>
          <text:p text:style-name="P11">UOVA</text:p>
        </text:list-item>
        <text:list-item>
          <text:p text:style-name="P11">PASSATA</text:p>
        </text:list-item>
        <text:list-item>
          <text:p text:style-name="P11">FARINA</text:p>
        </text:list-item>
        <text:list-item>
          <text:p text:style-name="P11">FORMAGGIO</text:p>
        </text:list-item>
        <text:list-item>
          <text:p text:style-name="P11">BARRETTA DI CIOCCOLATA</text:p>
        </text:list-item>
      </text:list>
      <text:p text:style-name="Standard"/>
      <text:p text:style-name="Standard"><text:soft-page-break/>gli stimoli non-target devono essere oggetti casuali che non c’entrano nulla con la categoria di riferimento. </text:p>
      <text:p text:style-name="Standard"/>
      <text:p text:style-name="Standard">Categoria <text:span text:style-name="T7">ALIMENTI (versione 2)</text:span></text:p>
      <text:p text:style-name="Standard"/>
      <text:p text:style-name="Standard">Nel cesto si vedono FORMAGGIO e UOVA. </text:p>
      <text:p text:style-name="Standard"/>
      <text:p text:style-name="Standard">stimoli target: </text:p>
      <text:list xml:id="list62655946114971" text:continue-numbering="true" text:style-name="WWNum3">
        <text:list-item>
          <text:p text:style-name="P11">CAFFè</text:p>
        </text:list-item>
        <text:list-item>
          <text:p text:style-name="P11">CROSTATA</text:p>
        </text:list-item>
        <text:list-item>
          <text:p text:style-name="P11">PESCE</text:p>
        </text:list-item>
        <text:list-item>
          <text:p text:style-name="P11">PANE</text:p>
        </text:list-item>
        <text:list-item>
          <text:p text:style-name="P11">INSALATA</text:p>
        </text:list-item>
      </text:list>
      <text:p text:style-name="Standard"/>
      <text:p text:style-name="Standard">gli stimoli non-target devono essere oggetti casuali che non c’entrano nulla con la categoria di riferimento.</text:p>
      <text:p text:style-name="Standard"/>
      <text:p text:style-name="Standard"/>
      <text:p text:style-name="Standard"/>
      <text:p text:style-name="Standard"/>
      <text:p text:style-name="Standard">Categoria <text:span text:style-name="T7">MEZZI DI TRASPORTO</text:span></text:p>
      <text:p text:style-name="Standard"/>
      <text:p text:style-name="Standard">Nel cesto si vedono BARCA e BUS. </text:p>
      <text:p text:style-name="Standard"><text:soft-page-break/></text:p>
      <text:p text:style-name="Standard">stimoli target: </text:p>
      <text:list xml:id="list62657439747435" text:continue-numbering="true" text:style-name="WWNum3">
        <text:list-item>
          <text:p text:style-name="P11">MOTOCICLETTA</text:p>
        </text:list-item>
        <text:list-item>
          <text:p text:style-name="P11">MACCHINA</text:p>
        </text:list-item>
        <text:list-item>
          <text:p text:style-name="P11">BICICLETTA</text:p>
        </text:list-item>
        <text:list-item>
          <text:p text:style-name="P11">AEREO</text:p>
        </text:list-item>
        <text:list-item>
          <text:p text:style-name="P11">TRENO</text:p>
        </text:list-item>
      </text:list>
      <text:p text:style-name="Standard"/>
      <text:p text:style-name="Standard">gli stimoli non-target devono essere oggetti casuali che non c’entrano nulla con la categoria di riferimento.</text:p>
      <text:p text:style-name="Standard"/>
      <text:p text:style-name="Standard">Categoria <text:span text:style-name="T7">ANIMALI</text:span></text:p>
      <text:p text:style-name="Standard"/>
      <text:p text:style-name="Standard">Nel cesto si vedono SCOIATTOLO e MEDUSA. </text:p>
      <text:p text:style-name="Standard"/>
      <text:p text:style-name="Standard">stimoli target: </text:p>
      <text:list xml:id="list62656256026296" text:continue-numbering="true" text:style-name="WWNum3">
        <text:list-item>
          <text:p text:style-name="P11">RANA</text:p>
        </text:list-item>
        <text:list-item>
          <text:p text:style-name="P11">PESCE</text:p>
        </text:list-item>
        <text:list-item>
          <text:p text:style-name="P11">CRICETO</text:p>
        </text:list-item>
        <text:list-item>
          <text:p text:style-name="P11">GRANCHIO</text:p>
        </text:list-item>
        <text:list-item>
          <text:p text:style-name="P11">APE</text:p>
        </text:list-item>
      </text:list>
      <text:p text:style-name="Standard"/>
      <text:p text:style-name="Standard"><text:soft-page-break/>gli stimoli non-target devono essere oggetti casuali che non c’entrano nulla con la categoria di riferimento.</text:p>
      <text:p text:style-name="Standard"/>
      <text:p text:style-name="Standard"/>
      <text:p text:style-name="Standard">Categoria <text:span text:style-name="T7">STRUMENTI MUSICALI</text:span></text:p>
      <text:p text:style-name="Standard"/>
      <text:p text:style-name="Standard">Nel cesto si vedono VIOLINO e MARACAS. </text:p>
      <text:p text:style-name="Standard"/>
      <text:p text:style-name="Standard">stimoli target: </text:p>
      <text:list xml:id="list62656138593781" text:continue-numbering="true" text:style-name="WWNum3">
        <text:list-item>
          <text:p text:style-name="P11">TROMBA</text:p>
        </text:list-item>
        <text:list-item>
          <text:p text:style-name="P11">FLAUTO</text:p>
        </text:list-item>
        <text:list-item>
          <text:p text:style-name="P11">CHITARRA</text:p>
        </text:list-item>
        <text:list-item>
          <text:p text:style-name="P11">BATTERIA</text:p>
        </text:list-item>
        <text:list-item>
          <text:p text:style-name="P11">PIANOFORTE</text:p>
        </text:list-item>
      </text:list>
      <text:p text:style-name="Standard"/>
      <text:p text:style-name="Standard">gli stimoli non-target devono essere oggetti casuali che non c’entrano nulla con la categoria di riferimento.</text:p>
      <text:p text:style-name="Standard"/>
      <text:p text:style-name="Standard">Categoria UTENSILI DA CUCINA</text:p>
      <text:p text:style-name="Standard"/>
      <text:p text:style-name="Standard">Nel cesto si vedono MESTOLO e PENTOLA. </text:p>
      <text:p text:style-name="Standard"/>
      <text:p text:style-name="Standard">stimoli target: </text:p>
      <text:list xml:id="list62657402058479" text:continue-numbering="true" text:style-name="WWNum3">
        <text:list-item>
          <text:p text:style-name="P11"><text:soft-page-break/>FORCHETTA</text:p>
        </text:list-item>
        <text:list-item>
          <text:p text:style-name="P11">COLTELLO</text:p>
        </text:list-item>
        <text:list-item>
          <text:p text:style-name="P11">PIATTO</text:p>
        </text:list-item>
        <text:list-item>
          <text:p text:style-name="P11">PADELLA</text:p>
        </text:list-item>
        <text:list-item>
          <text:p text:style-name="P11">CUCCHIAIO</text:p>
        </text:list-item>
      </text:list>
      <text:p text:style-name="Standard"/>
      <text:p text:style-name="Standard">gli stimoli non-target devono essere oggetti casuali che non c’entrano nulla con la categoria di riferimento.</text:p>
      <text:p text:style-name="Standard"/>
      <text:p text:style-name="Standard"/>
      <text:p text:style-name="Standard"/>
      <text:p text:style-name="Standard"><text:span text:style-name="T6">2° LIVELLO DI DIFFICOLTÀ</text:span></text:p>
      <text:p text:style-name="Standard"/>
      <text:p text:style-name="Standard">Categoria <text:span text:style-name="T7">ATTREZZI DA LAVORO DEL MECCANICO</text:span></text:p>
      <text:p text:style-name="Standard"/>
      <text:p text:style-name="Standard">Stimoli <text:span text:style-name="T5">Target</text:span>: </text:p>
      <text:list xml:id="list62656051440100" text:continue-list="list1600288836" text:style-name="WWNum6">
        <text:list-item>
          <text:p text:style-name="P7">BULLONE</text:p>
        </text:list-item>
        <text:list-item>
          <text:p text:style-name="P7">CHIAVE INGLESE</text:p>
        </text:list-item>
        <text:list-item>
          <text:p text:style-name="P7">TRAPANO</text:p>
        </text:list-item>
        <text:list-item>
          <text:p text:style-name="P7">MARTELLO</text:p>
        </text:list-item>
        <text:list-item>
          <text:p text:style-name="P7">CACCIAVITE</text:p>
        </text:list-item>
      </text:list>
      <text:p text:style-name="P13"/>
      <text:p text:style-name="Standard"><text:soft-page-break/>Stimoli <text:span text:style-name="T5">Non-Target</text:span>: </text:p>
      <text:list xml:id="list4062398593" text:style-name="WWNum7">
        <text:list-item>
          <text:p text:style-name="P12">FORBICINE UNGHIE</text:p>
        </text:list-item>
        <text:list-item>
          <text:p text:style-name="P12">MATTARELLO</text:p>
        </text:list-item>
        <text:list-item>
          <text:p text:style-name="P12">FERRO DA STIRO</text:p>
        </text:list-item>
        <text:list-item>
          <text:p text:style-name="P12">MACCHINA FOTOGRAFICA</text:p>
        </text:list-item>
        <text:list-item>
          <text:p text:style-name="P12">PALETTA VIGILE</text:p>
        </text:list-item>
      </text:list>
      <text:p text:style-name="Standard"/>
      <text:p text:style-name="Standard">Categoria <text:span text:style-name="T7">STRUMENTI DEL PITTORE</text:span></text:p>
      <text:p text:style-name="Standard"/>
      <text:p text:style-name="Standard">Stimoli <text:span text:style-name="T5">Target</text:span>: </text:p>
      <text:list xml:id="list62657260181416" text:continue-list="list62656051440100" text:style-name="WWNum6">
        <text:list-item>
          <text:p text:style-name="P7">PENNELLO</text:p>
        </text:list-item>
        <text:list-item>
          <text:p text:style-name="P7">COLORI</text:p>
        </text:list-item>
        <text:list-item>
          <text:p text:style-name="P7">CAVALLETTO</text:p>
        </text:list-item>
        <text:list-item>
          <text:p text:style-name="P7">TELA</text:p>
        </text:list-item>
        <text:list-item>
          <text:p text:style-name="P7">TAVOLOZZA</text:p>
        </text:list-item>
      </text:list>
      <text:p text:style-name="P13"/>
      <text:p text:style-name="Standard">Stimoli <text:span text:style-name="T5">Non-Target</text:span>: </text:p>
      <text:list xml:id="list62655977838454" text:continue-list="list4062398593" text:style-name="WWNum7">
        <text:list-item>
          <text:p text:style-name="P12">PHON</text:p>
        </text:list-item>
        <text:list-item>
          <text:p text:style-name="P12">SUCCO DI FRUTTA</text:p>
        </text:list-item>
        <text:list-item>
          <text:p text:style-name="P12">MATTARELLO</text:p>
        </text:list-item>
        <text:list-item>
          <text:p text:style-name="P12">FONENDOSCOPIO</text:p>
        </text:list-item>
        <text:list-item>
          <text:p text:style-name="P12"><text:soft-page-break/>OROLOGIO</text:p>
        </text:list-item>
      </text:list>
      <text:p text:style-name="Standard"/>
      <text:p text:style-name="Standard">Categoria <text:span text:style-name="T7">ALIMENTI LIQUIDI</text:span></text:p>
      <text:p text:style-name="Standard"/>
      <text:p text:style-name="Standard">Stimoli <text:span text:style-name="T5">Target</text:span>: </text:p>
      <text:list xml:id="list62656321318263" text:continue-list="list62657260181416" text:style-name="WWNum6">
        <text:list-item>
          <text:p text:style-name="P7">COCA COLA</text:p>
        </text:list-item>
        <text:list-item>
          <text:p text:style-name="P7">ACQUA</text:p>
        </text:list-item>
        <text:list-item>
          <text:p text:style-name="P7">LATTE</text:p>
        </text:list-item>
        <text:list-item>
          <text:p text:style-name="P7">VINO</text:p>
        </text:list-item>
        <text:list-item>
          <text:p text:style-name="P7">THE</text:p>
        </text:list-item>
      </text:list>
      <text:p text:style-name="P13"/>
      <text:p text:style-name="Standard">Stimoli <text:span text:style-name="T5">Non-Target</text:span>: </text:p>
      <text:list xml:id="list62656462474846" text:continue-list="list62655977838454" text:style-name="WWNum7">
        <text:list-item>
          <text:p text:style-name="P12">CUCCHIAIO</text:p>
        </text:list-item>
        <text:list-item>
          <text:p text:style-name="P12">BICCHIERE</text:p>
        </text:list-item>
        <text:list-item>
          <text:p text:style-name="P12">PIANTINA</text:p>
        </text:list-item>
        <text:list-item>
          <text:p text:style-name="P12">CALENDARIO</text:p>
        </text:list-item>
        <text:list-item>
          <text:p text:style-name="P12">FORMAGGIO</text:p>
        </text:list-item>
      </text:list>
      <text:p text:style-name="Standard"/>
      <text:p text:style-name="Standard"/>
      <text:p text:style-name="Standard"/>
      <text:p text:style-name="Standard">Categoria <text:span text:style-name="T7">FRUTTA </text:span></text:p>
      <text:p text:style-name="Standard"><text:soft-page-break/></text:p>
      <text:p text:style-name="Standard">Stimoli <text:span text:style-name="T5">Target</text:span>: </text:p>
      <text:list xml:id="list62657325272885" text:continue-list="list62656321318263" text:style-name="WWNum6">
        <text:list-item>
          <text:p text:style-name="P7">MELONE</text:p>
        </text:list-item>
        <text:list-item>
          <text:p text:style-name="P7">ANGURIA</text:p>
        </text:list-item>
        <text:list-item>
          <text:p text:style-name="P7">ALBICOCCA</text:p>
        </text:list-item>
        <text:list-item>
          <text:p text:style-name="P7">PESCA</text:p>
        </text:list-item>
        <text:list-item>
          <text:p text:style-name="P7">FICHI D’INDIA</text:p>
        </text:list-item>
      </text:list>
      <text:p text:style-name="P13"/>
      <text:p text:style-name="Standard">Stimoli <text:span text:style-name="T5">Non-Target</text:span>: </text:p>
      <text:list xml:id="list62657571896322" text:continue-list="list62656462474846" text:style-name="WWNum7">
        <text:list-item>
          <text:p text:style-name="P12">PASTA</text:p>
        </text:list-item>
        <text:list-item>
          <text:p text:style-name="P12">INSALATA</text:p>
        </text:list-item>
        <text:list-item>
          <text:p text:style-name="P12">BISTECCA</text:p>
        </text:list-item>
        <text:list-item>
          <text:p text:style-name="P12">FORMAGGIO</text:p>
        </text:list-item>
        <text:list-item>
          <text:p text:style-name="P12">PATATINE FRITTE</text:p>
        </text:list-item>
      </text:list>
      <text:p text:style-name="P3"/>
      <text:p text:style-name="Standard">Categoria <text:span text:style-name="T7">FRUTTA (versione 2)</text:span></text:p>
      <text:p text:style-name="Standard"/>
      <text:p text:style-name="Standard">Stimoli <text:span text:style-name="T5">Target</text:span>: </text:p>
      <text:list xml:id="list62657588639064" text:continue-list="list62657325272885" text:style-name="WWNum6">
        <text:list-item>
          <text:p text:style-name="P7">UVA</text:p>
        </text:list-item>
        <text:list-item>
          <text:p text:style-name="P7">BANANA</text:p>
        </text:list-item>
        <text:list-item>
          <text:p text:style-name="P7">FRAGOLA</text:p>
        </text:list-item>
        <text:list-item>
          <text:p text:style-name="P7"><text:soft-page-break/>KIWI</text:p>
        </text:list-item>
        <text:list-item>
          <text:p text:style-name="P7">MANDARINO</text:p>
        </text:list-item>
      </text:list>
      <text:p text:style-name="P13"/>
      <text:p text:style-name="Standard">Stimoli <text:span text:style-name="T5">Non-Target</text:span>: </text:p>
      <text:list xml:id="list62657028562406" text:continue-list="list62657571896322" text:style-name="WWNum7">
        <text:list-item>
          <text:p text:style-name="P12">ZUCCHINE</text:p>
        </text:list-item>
        <text:list-item>
          <text:p text:style-name="P12">POMODORI</text:p>
        </text:list-item>
        <text:list-item>
          <text:p text:style-name="P12">PANE</text:p>
        </text:list-item>
        <text:list-item>
          <text:p text:style-name="P12">FORMAGGIO</text:p>
        </text:list-item>
        <text:list-item>
          <text:p text:style-name="P12">MIELE</text:p>
        </text:list-item>
      </text:list>
      <text:p text:style-name="Standard"/>
      <text:p text:style-name="Standard">Categoria <text:span text:style-name="T7">CARTOLERIA </text:span></text:p>
      <text:p text:style-name="Standard"/>
      <text:p text:style-name="Standard">Stimoli <text:span text:style-name="T5">Target</text:span>: </text:p>
      <text:list xml:id="list62656902164046" text:continue-list="list62657588639064" text:style-name="WWNum6">
        <text:list-item>
          <text:p text:style-name="P7">PENNA</text:p>
        </text:list-item>
        <text:list-item>
          <text:p text:style-name="P7">EVIDENZIATORE</text:p>
        </text:list-item>
        <text:list-item>
          <text:p text:style-name="P7">QUADERNO</text:p>
        </text:list-item>
        <text:list-item>
          <text:p text:style-name="P7">AGENDA</text:p>
        </text:list-item>
        <text:list-item>
          <text:p text:style-name="P7">MATITA</text:p>
        </text:list-item>
      </text:list>
      <text:p text:style-name="P13"/>
      <text:p text:style-name="Standard">Stimoli <text:span text:style-name="T5">Non-Target</text:span>: </text:p>
      <text:list xml:id="list62657760809436" text:continue-list="list62657028562406" text:style-name="WWNum7">
        <text:list-item>
          <text:p text:style-name="P12">CANDELA</text:p>
        </text:list-item>
        <text:list-item>
          <text:p text:style-name="P12"><text:soft-page-break/>LAMPADA DA SCRIVANIA</text:p>
        </text:list-item>
        <text:list-item>
          <text:p text:style-name="P12">MAZZO DI CHIAVI</text:p>
        </text:list-item>
        <text:list-item>
          <text:p text:style-name="P12">APPENDIABITI</text:p>
        </text:list-item>
        <text:list-item>
          <text:p text:style-name="P12">CORNICE FOTOGRAFICA</text:p>
        </text:list-item>
      </text:list>
      <text:p text:style-name="Standard"/>
      <text:p text:style-name="Standard">Categoria <text:span text:style-name="T7">BAMBINI</text:span></text:p>
      <text:p text:style-name="Standard"/>
      <text:p text:style-name="Standard">Stimoli <text:span text:style-name="T5">Target</text:span>: </text:p>
      <text:list xml:id="list62656575646948" text:continue-list="list62656902164046" text:style-name="WWNum6">
        <text:list-item>
          <text:p text:style-name="P7">BODY</text:p>
        </text:list-item>
        <text:list-item>
          <text:p text:style-name="P7">CIUCCIO</text:p>
        </text:list-item>
        <text:list-item>
          <text:p text:style-name="P7">ORSACCHIOTTO</text:p>
        </text:list-item>
        <text:list-item>
          <text:p text:style-name="P7">BIBERON</text:p>
        </text:list-item>
        <text:list-item>
          <text:p text:style-name="P7">VASINO</text:p>
        </text:list-item>
      </text:list>
      <text:p text:style-name="P13"/>
      <text:p text:style-name="Standard">Stimoli <text:span text:style-name="T5">Non-Target</text:span>: </text:p>
      <text:list xml:id="list62656374072570" text:continue-list="list62657760809436" text:style-name="WWNum7">
        <text:list-item>
          <text:p text:style-name="P12">TELEFONO</text:p>
        </text:list-item>
        <text:list-item>
          <text:p text:style-name="P12">ALBERO DI NATALE</text:p>
        </text:list-item>
        <text:list-item>
          <text:p text:style-name="P12">SCOPA</text:p>
        </text:list-item>
        <text:list-item>
          <text:p text:style-name="P12">OCCHIALI DA SOLE</text:p>
        </text:list-item>
        <text:list-item>
          <text:p text:style-name="P12">AGENDA</text:p>
        </text:list-item>
      </text:list>
      <text:p text:style-name="Standard"/>
      <text:p text:style-name="Standard"><text:soft-page-break/>Categoria <text:span text:style-name="T7">BAMBINI (versione 2)</text:span></text:p>
      <text:p text:style-name="Standard"/>
      <text:p text:style-name="Standard">Stimoli <text:span text:style-name="T5">Target</text:span>: </text:p>
      <text:list xml:id="list62657651121862" text:continue-list="list62656575646948" text:style-name="WWNum6">
        <text:list-item>
          <text:p text:style-name="P7">PANNOLINI</text:p>
        </text:list-item>
        <text:list-item>
          <text:p text:style-name="P7">LETTINO</text:p>
        </text:list-item>
        <text:list-item>
          <text:p text:style-name="P7">COPERTINA</text:p>
        </text:list-item>
        <text:list-item>
          <text:p text:style-name="P7">PAPERELLA DA BAGNO</text:p>
        </text:list-item>
        <text:list-item>
          <text:p text:style-name="P7">BAVAGLINO</text:p>
        </text:list-item>
      </text:list>
      <text:p text:style-name="P13"/>
      <text:p text:style-name="Standard">Stimoli <text:span text:style-name="T5">Non-Target</text:span>: </text:p>
      <text:list xml:id="list62656053804708" text:continue-list="list62656374072570" text:style-name="WWNum7">
        <text:list-item>
          <text:p text:style-name="P12">BOTTIGLIA DI ACQUA</text:p>
        </text:list-item>
        <text:list-item>
          <text:p text:style-name="P12">CRAVATTA</text:p>
        </text:list-item>
        <text:list-item>
          <text:p text:style-name="P12">ZAINO</text:p>
        </text:list-item>
        <text:list-item>
          <text:p text:style-name="P12">PENNA STILOGRAFICA</text:p>
        </text:list-item>
        <text:list-item>
          <text:p text:style-name="P12">FERRO DA STIRO</text:p>
        </text:list-item>
      </text:list>
      <text:p text:style-name="Standard"/>
      <text:p text:style-name="Standard">Categoria <text:span text:style-name="T7">STRUMENTI PER GIARDINAGGIO</text:span></text:p>
      <text:p text:style-name="Standard"/>
      <text:p text:style-name="Standard">Stimoli <text:span text:style-name="T5">Target</text:span>: </text:p>
      <text:list xml:id="list62657669711682" text:continue-list="list62657651121862" text:style-name="WWNum6">
        <text:list-item>
          <text:p text:style-name="P7">TERRICCIO</text:p>
        </text:list-item>
        <text:list-item>
          <text:p text:style-name="P7">PALA</text:p>
        </text:list-item>
        <text:list-item>
          <text:p text:style-name="P7"><text:soft-page-break/>ANNAFFIATOIO</text:p>
        </text:list-item>
        <text:list-item>
          <text:p text:style-name="P7">VASO</text:p>
        </text:list-item>
        <text:list-item>
          <text:p text:style-name="P7">CARRIOLA</text:p>
        </text:list-item>
      </text:list>
      <text:p text:style-name="P13"/>
      <text:p text:style-name="Standard">Stimoli <text:span text:style-name="T5">Non-Target</text:span>: </text:p>
      <text:list xml:id="list62657272243503" text:continue-list="list62656053804708" text:style-name="WWNum7">
        <text:list-item>
          <text:p text:style-name="P12">PENNA STILOGRAFICA</text:p>
        </text:list-item>
        <text:list-item>
          <text:p text:style-name="P12">CALENDARIO</text:p>
        </text:list-item>
        <text:list-item>
          <text:p text:style-name="P12">CANDELA</text:p>
        </text:list-item>
        <text:list-item>
          <text:p text:style-name="P12">COLORI DA PITTORE</text:p>
        </text:list-item>
        <text:list-item>
          <text:p text:style-name="P12">GIACCA</text:p>
        </text:list-item>
      </text:list>
      <text:p text:style-name="Standard"/>
      <text:p text:style-name="Standard"/>
      <text:p text:style-name="Standard">Categoria <text:span text:style-name="T7">COSE DA MARE</text:span></text:p>
      <text:p text:style-name="P1"/>
      <text:p text:style-name="Standard">Stimoli <text:span text:style-name="T5">Target</text:span>: </text:p>
      <text:list xml:id="list62657660053394" text:continue-list="list62657669711682" text:style-name="WWNum6">
        <text:list-item>
          <text:p text:style-name="P7">INFRADITO</text:p>
        </text:list-item>
        <text:list-item>
          <text:p text:style-name="P7">TUBO E MASCHERA</text:p>
        </text:list-item>
        <text:list-item>
          <text:p text:style-name="P7">OCCHIALI DA SOLE</text:p>
        </text:list-item>
        <text:list-item>
          <text:p text:style-name="P7">TELO MARE</text:p>
        </text:list-item>
        <text:list-item>
          <text:p text:style-name="P7">COSTUME</text:p>
        </text:list-item>
      </text:list>
      <text:p text:style-name="P13"/>
      <text:p text:style-name="P13"><text:soft-page-break/></text:p>
      <text:p text:style-name="Standard">Stimoli <text:span text:style-name="T5">Non-Target</text:span>: </text:p>
      <text:list xml:id="list62657019635475" text:continue-list="list62657272243503" text:style-name="WWNum7">
        <text:list-item>
          <text:p text:style-name="P12">MAGLIONE</text:p>
        </text:list-item>
        <text:list-item>
          <text:p text:style-name="P12">FRULLATORE</text:p>
        </text:list-item>
        <text:list-item>
          <text:p text:style-name="P12">GATTO</text:p>
        </text:list-item>
        <text:list-item>
          <text:p text:style-name="P12">MAZZO DI FIORI</text:p>
        </text:list-item>
        <text:list-item>
          <text:p text:style-name="P12">PANINO </text:p>
        </text:list-item>
      </text:list>
      <text:p text:style-name="Standard"/>
      <text:p text:style-name="Standard"><text:span text:style-name="T6">3° LIVELLO DI DIFFICOLTÀ</text:span></text:p>
      <text:p text:style-name="Standard"/>
      <text:p text:style-name="Standard">Categoria <text:span text:style-name="T7">MOBILI CAMERA DA LETTO</text:span></text:p>
      <text:p text:style-name="Standard"/>
      <text:p text:style-name="Standard">Stimoli <text:span text:style-name="T5">Target</text:span>: </text:p>
      <text:list xml:id="list62658047682418" text:continue-list="list62657660053394" text:style-name="WWNum6">
        <text:list-item>
          <text:p text:style-name="P7">LETTO</text:p>
        </text:list-item>
        <text:list-item>
          <text:p text:style-name="P7">COMODINO</text:p>
        </text:list-item>
        <text:list-item>
          <text:p text:style-name="P7">ABAT-JOUR</text:p>
        </text:list-item>
        <text:list-item>
          <text:p text:style-name="P7">ARMADIO</text:p>
        </text:list-item>
        <text:list-item>
          <text:p text:style-name="P7">SPECCHIERA</text:p>
        </text:list-item>
      </text:list>
      <text:p text:style-name="P13"/>
      <text:p text:style-name="Standard">Stimoli <text:span text:style-name="T5">Non-Target</text:span>: </text:p>
      <text:list xml:id="list62657363195304" text:continue-list="list62657019635475" text:style-name="WWNum7">
        <text:list-item>
          <text:p text:style-name="P12">LAVELLO</text:p>
        </text:list-item>
        <text:list-item>
          <text:p text:style-name="P12"><text:soft-page-break/>TAVOLO DA PRANZO</text:p>
        </text:list-item>
        <text:list-item>
          <text:p text:style-name="P12">WC</text:p>
        </text:list-item>
        <text:list-item>
          <text:p text:style-name="P12">DIVANO</text:p>
        </text:list-item>
        <text:list-item>
          <text:p text:style-name="P12">FORNO</text:p>
        </text:list-item>
      </text:list>
      <text:p text:style-name="P3"/>
      <text:p text:style-name="Standard">Categoria <text:span text:style-name="T7">VERDURE VERDI</text:span></text:p>
      <text:p text:style-name="Standard"/>
      <text:p text:style-name="Standard">Stimoli <text:span text:style-name="T5">Target</text:span>: </text:p>
      <text:list xml:id="list62656728660409" text:continue-list="list62658047682418" text:style-name="WWNum6">
        <text:list-item>
          <text:p text:style-name="P7">SPINACI</text:p>
        </text:list-item>
        <text:list-item>
          <text:p text:style-name="P7">CAVOLO ROMANO</text:p>
        </text:list-item>
        <text:list-item>
          <text:p text:style-name="P7">ZUCCHINE</text:p>
        </text:list-item>
        <text:list-item>
          <text:p text:style-name="P7">LATTUGA</text:p>
        </text:list-item>
        <text:list-item>
          <text:p text:style-name="P7">RUCOLA</text:p>
        </text:list-item>
      </text:list>
      <text:p text:style-name="P13"/>
      <text:p text:style-name="Standard">Stimoli <text:span text:style-name="T5">Non-Target</text:span>: </text:p>
      <text:list xml:id="list62656853369195" text:continue-list="list62657363195304" text:style-name="WWNum7">
        <text:list-item>
          <text:p text:style-name="P12">POMODORO ROSSO</text:p>
        </text:list-item>
        <text:list-item>
          <text:p text:style-name="P12">ZUCCA</text:p>
        </text:list-item>
        <text:list-item>
          <text:p text:style-name="P12">RADICCHIO</text:p>
        </text:list-item>
        <text:list-item>
          <text:p text:style-name="P12">PATATE</text:p>
        </text:list-item>
        <text:list-item>
          <text:p text:style-name="P12">RAVANELLI</text:p>
        </text:list-item>
      </text:list>
      <text:p text:style-name="P13"/>
      <text:p text:style-name="Standard"><text:soft-page-break/>Categoria <text:span text:style-name="T7">VERDURE VERDI (versione 2)</text:span></text:p>
      <text:p text:style-name="Standard"/>
      <text:p text:style-name="Standard">Stimoli <text:span text:style-name="T5">Target</text:span>: </text:p>
      <text:list xml:id="list62658069870873" text:continue-list="list62656728660409" text:style-name="WWNum6">
        <text:list-item>
          <text:p text:style-name="P7">CETRIOLO</text:p>
        </text:list-item>
        <text:list-item>
          <text:p text:style-name="P7">CAVOLETTO DI BRUXELLES</text:p>
        </text:list-item>
        <text:list-item>
          <text:p text:style-name="P7">ASPARAGI VERDI</text:p>
        </text:list-item>
        <text:list-item>
          <text:p text:style-name="P7">BROCCOLI </text:p>
        </text:list-item>
        <text:list-item>
          <text:p text:style-name="P7">CIME DI RAPA</text:p>
        </text:list-item>
      </text:list>
      <text:p text:style-name="P13"/>
      <text:p text:style-name="Standard">Stimoli <text:span text:style-name="T5">Non-Target</text:span>: </text:p>
      <text:list xml:id="list62656960307600" text:continue-list="list62656853369195" text:style-name="WWNum7">
        <text:list-item>
          <text:p text:style-name="P12">POMODORO ROSSO</text:p>
        </text:list-item>
        <text:list-item>
          <text:p text:style-name="P12">CIPOLLA</text:p>
        </text:list-item>
        <text:list-item>
          <text:p text:style-name="P12">MELANZANE</text:p>
        </text:list-item>
        <text:list-item>
          <text:p text:style-name="P12">FUNGHI</text:p>
        </text:list-item>
        <text:list-item>
          <text:p text:style-name="P12">CAROTE</text:p>
        </text:list-item>
      </text:list>
      <text:p text:style-name="P13"/>
      <text:p text:style-name="Standard">Categoria <text:span text:style-name="T7">VIAGGIO</text:span></text:p>
      <text:p text:style-name="Standard"/>
      <text:p text:style-name="Standard">Stimoli <text:span text:style-name="T5">Target</text:span>: </text:p>
      <text:list xml:id="list62656826348780" text:continue-list="list62658069870873" text:style-name="WWNum6">
        <text:list-item>
          <text:p text:style-name="P7">CARTOLINA</text:p>
        </text:list-item>
        <text:list-item>
          <text:p text:style-name="P7">VALIGIA</text:p>
        </text:list-item>
        <text:list-item>
          <text:p text:style-name="P7"><text:soft-page-break/>BIGLIETTO AEREO</text:p>
        </text:list-item>
        <text:list-item>
          <text:p text:style-name="P7">PASSAPORTO</text:p>
        </text:list-item>
        <text:list-item>
          <text:p text:style-name="P7">MAPPA</text:p>
        </text:list-item>
      </text:list>
      <text:p text:style-name="P13"/>
      <text:p text:style-name="Standard">Stimoli <text:span text:style-name="T5">Non-Target</text:span>: </text:p>
      <text:list xml:id="list62656636821990" text:continue-list="list62656960307600" text:style-name="WWNum7">
        <text:list-item>
          <text:p text:style-name="P12">FERRO DA STIRO</text:p>
        </text:list-item>
        <text:list-item>
          <text:p text:style-name="P12">GUANTI</text:p>
        </text:list-item>
        <text:list-item>
          <text:p text:style-name="P12">MAZZA DA BASEBALL</text:p>
        </text:list-item>
        <text:list-item>
          <text:p text:style-name="P12">BORSETTA</text:p>
        </text:list-item>
        <text:list-item>
          <text:p text:style-name="P12">RADIO </text:p>
        </text:list-item>
      </text:list>
      <text:p text:style-name="Standard"/>
      <text:p text:style-name="Standard">Categoria <text:span text:style-name="T7">CARTELLI STRADALI</text:span></text:p>
      <text:p text:style-name="Standard"/>
      <text:p text:style-name="Standard">Stimoli <text:span text:style-name="T5">Target</text:span>: </text:p>
      <text:list xml:id="list62656914135088" text:continue-list="list62656826348780" text:style-name="WWNum6">
        <text:list-item>
          <text:p text:style-name="P7">STOP</text:p>
        </text:list-item>
        <text:list-item>
          <text:p text:style-name="P7">FRECCIA</text:p>
        </text:list-item>
        <text:list-item>
          <text:p text:style-name="P7">DIVIETO D’ACCESSO</text:p>
        </text:list-item>
        <text:list-item>
          <text:p text:style-name="P7">NON SUPERARE</text:p>
        </text:list-item>
        <text:list-item>
          <text:p text:style-name="P7">DIVIETO DI FERMATA E TRANSITO</text:p>
        </text:list-item>
      </text:list>
      <text:p text:style-name="P13"/>
      <text:p text:style-name="Standard">Stimoli <text:span text:style-name="T5">Non-Target</text:span>: </text:p>
      <text:list xml:id="list62656973484761" text:continue-list="list62656636821990" text:style-name="WWNum7">
        <text:list-item>
          <text:p text:style-name="P12"><text:soft-page-break/>CARTELLO CHE INDICA IL BAGNO</text:p>
        </text:list-item>
        <text:list-item>
          <text:p text:style-name="P12">VIETATO FUMARE</text:p>
        </text:list-item>
        <text:list-item>
          <text:p text:style-name="P12">USCITA DI EMERGENZA</text:p>
        </text:list-item>
        <text:list-item>
          <text:p text:style-name="P12">NON SUPERARE LA STRISCIA GIALLA</text:p>
        </text:list-item>
        <text:list-item>
          <text:p text:style-name="P12">PAVIMENTO BAGNATO</text:p>
        </text:list-item>
      </text:list>
      <text:p text:style-name="Standard"/>
      <text:p text:style-name="Standard">Categoria <text:span text:style-name="T7">ANIMALI DELLA SAVANA</text:span></text:p>
      <text:p text:style-name="Standard"/>
      <text:p text:style-name="Standard">Stimoli <text:span text:style-name="T5">Target</text:span>: </text:p>
      <text:list xml:id="list62657791560739" text:continue-list="list62656914135088" text:style-name="WWNum6">
        <text:list-item>
          <text:p text:style-name="P7">LEONE</text:p>
        </text:list-item>
        <text:list-item>
          <text:p text:style-name="P7">IENA </text:p>
        </text:list-item>
        <text:list-item>
          <text:p text:style-name="P7">GIRAFFA</text:p>
        </text:list-item>
        <text:list-item>
          <text:p text:style-name="P7">RINOCERONTE</text:p>
        </text:list-item>
        <text:list-item>
          <text:p text:style-name="P7">COCCODRILLO</text:p>
        </text:list-item>
      </text:list>
      <text:p text:style-name="P13"/>
      <text:p text:style-name="Standard">Stimoli <text:span text:style-name="T5">Non-Target</text:span>: </text:p>
      <text:list xml:id="list62656035695214" text:continue-list="list62656973484761" text:style-name="WWNum7">
        <text:list-item>
          <text:p text:style-name="P12">MAIALE</text:p>
        </text:list-item>
        <text:list-item>
          <text:p text:style-name="P12">PESCE</text:p>
        </text:list-item>
        <text:list-item>
          <text:p text:style-name="P12">CANE</text:p>
        </text:list-item>
        <text:list-item>
          <text:p text:style-name="P12">PAPPAGALLO (NON TROPICALE)</text:p>
        </text:list-item>
        <text:list-item>
          <text:p text:style-name="P12">CAVALLUCCIO MARINO</text:p>
        </text:list-item>
      </text:list>
      <text:p text:style-name="Standard"><text:soft-page-break/></text:p>
      <text:p text:style-name="Standard"/>
      <text:p text:style-name="Standard"/>
      <text:p text:style-name="Standard">Categoria <text:span text:style-name="T7">ANIMALI DELLA SAVANA (versione 2)</text:span></text:p>
      <text:p text:style-name="Standard"/>
      <text:p text:style-name="Standard">Stimoli <text:span text:style-name="T5">Target</text:span>: </text:p>
      <text:list xml:id="list62657259019618" text:continue-list="list62657791560739" text:style-name="WWNum6">
        <text:list-item>
          <text:p text:style-name="P7">ZEBRA</text:p>
        </text:list-item>
        <text:list-item>
          <text:p text:style-name="P7">LEOPARDO</text:p>
        </text:list-item>
        <text:list-item>
          <text:p text:style-name="P7">ELEFANTE</text:p>
        </text:list-item>
        <text:list-item>
          <text:p text:style-name="P7">TIGRE</text:p>
        </text:list-item>
        <text:list-item>
          <text:p text:style-name="P7">GNU</text:p>
        </text:list-item>
      </text:list>
      <text:p text:style-name="P13"/>
      <text:p text:style-name="Standard">Stimoli <text:span text:style-name="T5">Non-Target</text:span>: </text:p>
      <text:list xml:id="list62656020201125" text:continue-list="list62656035695214" text:style-name="WWNum7">
        <text:list-item>
          <text:p text:style-name="P12">GATTO</text:p>
        </text:list-item>
        <text:list-item>
          <text:p text:style-name="P12">CONIGLIO</text:p>
        </text:list-item>
        <text:list-item>
          <text:p text:style-name="P12">CIMICE</text:p>
        </text:list-item>
        <text:list-item>
          <text:p text:style-name="P12">CRICETO</text:p>
        </text:list-item>
        <text:list-item>
          <text:p text:style-name="P12">CAVALLUCCIO MARINO</text:p>
        </text:list-item>
      </text:list>
      <text:p text:style-name="P3"/>
      <text:p text:style-name="Standard">Categoria <text:span text:style-name="T7">SPORT</text:span></text:p>
      <text:p text:style-name="P1"/>
      <text:p text:style-name="Standard"><text:soft-page-break/>Stimoli <text:span text:style-name="T5">Target</text:span>: </text:p>
      <text:list xml:id="list62656754352897" text:continue-list="list62657259019618" text:style-name="WWNum6">
        <text:list-item>
          <text:p text:style-name="P7">SCI</text:p>
        </text:list-item>
        <text:list-item>
          <text:p text:style-name="P7">RACCHETTA DA TENNIS</text:p>
        </text:list-item>
        <text:list-item>
          <text:p text:style-name="P7">PALLA DA CALCIO</text:p>
        </text:list-item>
        <text:list-item>
          <text:p text:style-name="P7">MAZZA DA BASEBALL</text:p>
        </text:list-item>
        <text:list-item>
          <text:p text:style-name="P7">GUANTONI DA PUGILE</text:p>
        </text:list-item>
      </text:list>
      <text:p text:style-name="P13"/>
      <text:p text:style-name="P13"/>
      <text:p text:style-name="Standard">Stimoli <text:span text:style-name="T5">Non-Target</text:span>: </text:p>
      <text:list xml:id="list62657091356064" text:continue-list="list62656020201125" text:style-name="WWNum7">
        <text:list-item>
          <text:p text:style-name="P12">GUANTI DA CUCINA</text:p>
        </text:list-item>
        <text:list-item>
          <text:p text:style-name="P12">CAMICIA</text:p>
        </text:list-item>
        <text:list-item>
          <text:p text:style-name="P12">OROLOGIO</text:p>
        </text:list-item>
        <text:list-item>
          <text:p text:style-name="P12">CORNICE QUADRO</text:p>
        </text:list-item>
        <text:list-item>
          <text:p text:style-name="P12">UOVA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fo:font-weight="bold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3" meta:paragraph-count="355" meta:word-count="1287" meta:character-count="7434" meta:non-whitespace-character-count="6661"/>
    <meta:generator>LibreOfficeDev/6.0.5.2$Linux_X86_64 LibreOffice_project/</meta:generator>
  </office:meta>
</office:document-meta>
</file>